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team">
            <text:p>team</text:p>
          </table:table-cell>
          <table:table-cell table:style-name="pd1" office:value-type="string" office:value="level">
            <text:p>level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a">
            <text:p>a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string" office:value="a">
            <text:p>a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.0">
            <text:p>2.0</text:p>
          </table:table-cell>
          <table:table-cell office:value-type="float" office:value="1.5">
            <text:p>1.5</text:p>
          </table:table-cell>
          <table:table-cell office:value-type="string" office:value="a">
            <text:p>a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string" office:value="b">
            <text:p>b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string" office:value="b">
            <text:p>b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